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065" officeooo:paragraph-rsid="00132065"/>
    </style:style>
    <style:style style:name="P2" style:family="paragraph" style:parent-style-name="Standard">
      <style:text-properties officeooo:rsid="001373a3" officeooo:paragraph-rsid="001373a3"/>
    </style:style>
    <style:style style:name="P3" style:family="paragraph" style:parent-style-name="Standard">
      <style:text-properties officeooo:rsid="001373a3" officeooo:paragraph-rsid="001552ca"/>
    </style:style>
    <style:style style:name="P4" style:family="paragraph" style:parent-style-name="Standard">
      <style:text-properties officeooo:rsid="001373a3" officeooo:paragraph-rsid="00167343"/>
    </style:style>
    <style:style style:name="P5" style:family="paragraph" style:parent-style-name="Standard">
      <style:text-properties officeooo:rsid="00167343" officeooo:paragraph-rsid="00167343"/>
    </style:style>
    <style:style style:name="P6" style:family="paragraph" style:parent-style-name="Standard">
      <style:text-properties officeooo:paragraph-rsid="00167343"/>
    </style:style>
    <style:style style:name="P7" style:family="paragraph" style:parent-style-name="Standard">
      <style:text-properties officeooo:paragraph-rsid="0019e4fe"/>
    </style:style>
    <style:style style:name="P8" style:family="paragraph" style:parent-style-name="Standard">
      <style:paragraph-properties fo:text-align="start" style:justify-single-word="false"/>
      <style:text-properties officeooo:paragraph-rsid="0019e4fe"/>
    </style:style>
    <style:style style:name="P9" style:family="paragraph" style:parent-style-name="Standard">
      <style:paragraph-properties fo:text-align="start" style:justify-single-word="false"/>
      <style:text-properties officeooo:paragraph-rsid="001bbf7c"/>
    </style:style>
    <style:style style:name="P10" style:family="paragraph" style:parent-style-name="Standard">
      <style:paragraph-properties fo:text-align="start" style:justify-single-word="false"/>
      <style:text-properties officeooo:paragraph-rsid="001d6987"/>
    </style:style>
    <style:style style:name="P11" style:family="paragraph" style:parent-style-name="Standard">
      <style:paragraph-properties fo:text-align="start" style:justify-single-word="false"/>
      <style:text-properties style:font-name="Liberation Serif" officeooo:paragraph-rsid="0019e4fe"/>
    </style:style>
    <style:style style:name="P12" style:family="paragraph" style:parent-style-name="Standard">
      <style:paragraph-properties fo:text-align="start" style:justify-single-word="false"/>
      <style:text-properties style:font-name="Liberation Serif" officeooo:paragraph-rsid="001bbf7c"/>
    </style:style>
    <style:style style:name="P13" style:family="paragraph" style:parent-style-name="Standard">
      <style:paragraph-properties fo:text-align="start" style:justify-single-word="false"/>
      <style:text-properties style:font-name="Liberation Serif" officeooo:rsid="001bbf7c" officeooo:paragraph-rsid="001bbf7c"/>
    </style:style>
    <style:style style:name="P14" style:family="paragraph" style:parent-style-name="Standard">
      <style:paragraph-properties fo:text-align="start" style:justify-single-word="false"/>
      <style:text-properties style:font-name="Liberation Serif" fo:font-weight="bold" officeooo:rsid="001bbf7c" officeooo:paragraph-rsid="001bbf7c" style:font-weight-asian="bold" style:font-weight-complex="bold"/>
    </style:style>
    <style:style style:name="P15" style:family="paragraph" style:parent-style-name="Standard">
      <style:paragraph-properties fo:text-align="start" style:justify-single-word="false"/>
      <style:text-properties fo:font-variant="normal" fo:text-transform="none" fo:color="#000000" style:font-name="Liberation Mono" fo:font-size="12pt" fo:letter-spacing="normal" fo:font-style="normal" fo:font-weight="normal" officeooo:paragraph-rsid="001bbf7c"/>
    </style:style>
    <style:style style:name="P16" style:family="paragraph" style:parent-style-name="Standard">
      <style:paragraph-properties fo:text-align="start" style:justify-single-word="false"/>
      <style:text-properties fo:font-variant="normal" fo:text-transform="none" fo:color="#000000" style:font-name="Liberation Mono" fo:font-size="12pt" fo:letter-spacing="normal" fo:font-style="normal" fo:font-weight="normal" officeooo:rsid="001d6987" officeooo:paragraph-rsid="001d6987" style:font-weight-asian="normal" style:font-weight-complex="normal"/>
    </style:style>
    <style:style style:name="P17" style:family="paragraph" style:parent-style-name="Standard">
      <style:paragraph-properties fo:text-align="start" style:justify-single-word="false"/>
      <style:text-properties fo:font-variant="normal" fo:text-transform="none" fo:color="#000000" style:font-name="Liberation Mono" fo:font-size="12pt" fo:letter-spacing="normal" fo:font-style="normal" fo:font-weight="normal" officeooo:rsid="001d119b" officeooo:paragraph-rsid="001d119b"/>
    </style:style>
    <style:style style:name="P18" style:family="paragraph" style:parent-style-name="Standard">
      <style:paragraph-properties fo:text-align="start" style:justify-single-word="false"/>
      <style:text-properties fo:font-variant="normal" fo:text-transform="none" fo:color="#000000" style:font-name="Liberation Mono" fo:font-size="12pt" fo:letter-spacing="normal" fo:font-style="normal" fo:font-weight="bold" officeooo:rsid="001d119b" officeooo:paragraph-rsid="001d119b" style:font-weight-asian="bold" style:font-weight-complex="bold"/>
    </style:style>
    <style:style style:name="P19" style:family="paragraph" style:parent-style-name="Standard">
      <style:text-properties style:text-underline-style="solid" style:text-underline-width="auto" style:text-underline-color="font-color" officeooo:rsid="002088f8" officeooo:paragraph-rsid="002088f8"/>
    </style:style>
    <style:style style:name="P20" style:family="paragraph" style:parent-style-name="Standard">
      <style:text-properties style:text-underline-style="solid" style:text-underline-width="auto" style:text-underline-color="font-color" officeooo:rsid="001373a3" officeooo:paragraph-rsid="00167343"/>
    </style:style>
    <style:style style:name="P21" style:family="paragraph" style:parent-style-name="Standard">
      <style:text-properties style:text-underline-style="none" officeooo:rsid="002088f8" officeooo:paragraph-rsid="002088f8"/>
    </style:style>
    <style:style style:name="P22" style:family="paragraph" style:parent-style-name="Standard">
      <style:text-properties style:text-underline-style="none" fo:font-weight="bold" officeooo:rsid="0020b355" officeooo:paragraph-rsid="0020b355" style:font-weight-asian="bold" style:font-weight-complex="bold"/>
    </style:style>
    <style:style style:name="P23" style:family="paragraph" style:parent-style-name="Standard">
      <style:text-properties style:text-underline-style="none" fo:font-weight="bold" officeooo:rsid="0020ef83" officeooo:paragraph-rsid="0020ef83" style:font-weight-asian="bold" style:font-weight-complex="bold"/>
    </style:style>
    <style:style style:name="P24" style:family="paragraph" style:parent-style-name="Standard">
      <style:text-properties style:text-underline-style="none" fo:font-weight="bold" officeooo:rsid="0022d5f7" officeooo:paragraph-rsid="0022d5f7" style:font-weight-asian="bold" style:font-weight-complex="bold"/>
    </style:style>
    <style:style style:name="P25" style:family="paragraph" style:parent-style-name="Standard">
      <style:text-properties fo:font-weight="bold" officeooo:rsid="00238a77" officeooo:paragraph-rsid="00238a77" style:font-weight-asian="bold" style:font-weight-complex="bold"/>
    </style:style>
    <style:style style:name="P2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paragraph-rsid="001b5ee8"/>
    </style:style>
    <style:style style:name="P27" style:family="paragraph" style:parent-style-name="Standard">
      <style:paragraph-properties fo:margin-left="0cm" fo:margin-right="0cm" fo:text-align="start" style:justify-single-word="false" fo:text-indent="0cm" style:auto-text-indent="false"/>
    </style:style>
    <style:style style:name="P28" style:family="paragraph" style:parent-style-name="Standard">
      <style:text-properties style:text-underline-style="none" fo:font-weight="normal" officeooo:rsid="00238a77" officeooo:paragraph-rsid="00238a77" style:font-weight-asian="normal" style:font-weight-complex="normal"/>
    </style:style>
    <style:style style:name="P29" style:family="paragraph" style:parent-style-name="Standard">
      <style:text-properties style:text-underline-style="none" fo:font-weight="normal" officeooo:rsid="0020b355" officeooo:paragraph-rsid="0020b355" style:font-weight-asian="normal" style:font-weight-complex="normal"/>
    </style:style>
    <style:style style:name="P30" style:family="paragraph" style:parent-style-name="Standard">
      <style:text-properties style:font-name="Monospace" fo:font-size="10pt" officeooo:rsid="001373a3" officeooo:paragraph-rsid="00167343" style:font-size-asian="10pt"/>
    </style:style>
    <style:style style:name="P3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2" style:family="paragraph" style:parent-style-name="Text_20_body" style:list-style-name="L1">
      <style:paragraph-properties fo:text-align="start" style:justify-single-word="false"/>
      <style:text-properties fo:font-variant="normal" fo:text-transform="none" fo:color="#000000" style:font-name="Liberation Serif" fo:font-size="12pt" fo:letter-spacing="normal" fo:font-style="normal" fo:font-weight="normal" officeooo:paragraph-rsid="001b5ee8"/>
    </style:style>
    <style:style style:name="T1" style:family="text">
      <style:text-properties officeooo:rsid="001373a3"/>
    </style:style>
    <style:style style:name="T2" style:family="text">
      <style:text-properties officeooo:rsid="0013cf59"/>
    </style:style>
    <style:style style:name="T3" style:family="text">
      <style:text-properties officeooo:rsid="001552ca"/>
    </style:style>
    <style:style style:name="T4" style:family="text">
      <style:text-properties fo:font-weight="bold" officeooo:rsid="0019e4f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e4fe" style:font-weight-asian="normal" style:font-weight-complex="normal"/>
    </style:style>
    <style:style style:name="T7" style:family="text">
      <style:text-properties fo:font-variant="normal" fo:text-transform="none" fo:color="#000000" style:font-name="Liberation Mono" fo:font-size="12pt" fo:letter-spacing="normal" fo:font-style="normal" fo:font-weight="normal"/>
    </style:style>
    <style:style style:name="T8" style:family="text">
      <style:text-properties fo:font-variant="normal" fo:text-transform="none" fo:color="#000000" style:font-name="Liberation Mono" fo:font-size="12pt" fo:letter-spacing="normal" fo:font-style="normal" fo:font-weight="normal" officeooo:rsid="001bbf7c"/>
    </style:style>
    <style:style style:name="T9" style:family="text">
      <style:text-properties fo:font-variant="normal" fo:text-transform="none" fo:color="#000000" style:font-name="Liberation Mono" fo:font-size="12pt" fo:letter-spacing="normal" fo:font-style="normal" fo:font-weight="normal" officeooo:rsid="001d6987" style:font-weight-asian="normal" style:font-weight-complex="normal"/>
    </style:style>
    <style:style style:name="T10" style:family="text">
      <style:text-properties fo:font-variant="normal" fo:text-transform="none" fo:color="#000000" style:font-name="Liberation Mono" fo:font-size="12pt" fo:letter-spacing="normal" fo:font-style="normal" fo:font-weight="normal" officeooo:rsid="001db4ae" style:font-weight-asian="normal" style:font-weight-complex="normal"/>
    </style:style>
    <style:style style:name="T11" style:family="text">
      <style:text-properties fo:font-variant="normal" fo:text-transform="none" fo:color="#242731" style:font-name="Liberation Mono" fo:font-size="12pt" fo:letter-spacing="normal" fo:font-style="normal" officeooo:rsid="001db4ae"/>
    </style:style>
    <style:style style:name="T12" style:family="text">
      <style:text-properties fo:font-variant="normal" fo:text-transform="none" fo:color="#242731" style:font-name="Liberation Mono" fo:font-size="12pt" fo:letter-spacing="normal" fo:font-style="normal" fo:font-weight="normal" officeooo:rsid="001db4ae"/>
    </style:style>
    <style:style style:name="T13" style:family="text">
      <style:text-properties style:font-name="Liberation Serif" fo:font-weight="normal" style:font-weight-asian="normal" style:font-weight-complex="normal"/>
    </style:style>
    <style:style style:name="T14" style:family="text">
      <style:text-properties officeooo:rsid="001bbf7c"/>
    </style:style>
    <style:style style:name="T15" style:family="text">
      <style:text-properties style:font-name="Monospace" fo:font-size="10pt" style:font-size-asian="10pt"/>
    </style:style>
    <style:style style:name="T16" style:family="text">
      <style:text-properties fo:color="#000000" style:font-name="Monospace" fo:font-size="10pt" style:text-underline-style="solid" style:text-underline-width="auto" style:text-underline-color="font-color"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iured tools</text:p>
      <text:p text:style-name="P1">eclipse, postman, mysql, java</text:p>
      <text:p text:style-name="P1"/>
      <text:p text:style-name="P1"/>
      <text:p text:style-name="P1">REST Api’s</text:p>
      <text:p text:style-name="P1"/>
      <text:p text:style-name="P1">GET Mapping</text:p>
      <text:p text:style-name="P1">post</text:p>
      <text:p text:style-name="P1">put</text:p>
      <text:p text:style-name="P1">delete</text:p>
      <text:p text:style-name="P1"><text:s/></text:p>
      <text:p text:style-name="P1">dependencies</text:p>
      <text:p text:style-name="P1">1.web service</text:p>
      <text:p text:style-name="P1">2.Mysql Driver</text:p>
      <text:p text:style-name="P1">3.jpa Repository</text:p>
      <text:p text:style-name="P1">4.dev tool </text:p>
      <text:p text:style-name="P1"/>
      <text:p text:style-name="P2">main classes</text:p>
      <text:p text:style-name="P2">1.controller</text:p>
      <text:p text:style-name="P2">2.Repository</text:p>
      <text:p text:style-name="P2"/>
      <text:p text:style-name="P2"/>
      <text:p text:style-name="P2">Annotations</text:p>
      <text:p text:style-name="P2">1.@RestController</text:p>
      <text:p text:style-name="P2">2.@RequestMapping</text:p>
      <text:p text:style-name="P2">3.@Autowired</text:p>
      <text:p text:style-name="P2">4.</text:p>
      <text:p text:style-name="P3"><text:s text:c="3"/></text:p>
      <text:p text:style-name="P3"><text:span text:style-name="T3">java installation</text:span> <text:s text:c="153"/><text:span text:style-name="T2">1.terminal-sudo apt update</text:span></text:p>
      <text:p text:style-name="P4"><text:span text:style-name="T2">2.</text:span><text:span text:style-name="T3">installed java default version</text:span> <text:s/></text:p>
      <text:p text:style-name="P4"/>
      <text:p text:style-name="P4"/>
      <text:p text:style-name="P5">java path setting</text:p>
      <text:p text:style-name="P4"/>
      <text:p text:style-name="P6"><text:span text:style-name="T1"><text:s text:c="2"/></text:span><text:span text:style-name="Source_20_Text">sudo gedit /etc/profile</text:span></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6"><text:span text:style-name="Source_20_Text"/></text:p>
      <text:p text:style-name="P7"><text:soft-page-break/><text:span text:style-name="Source_20_Text"><text:span text:style-name="T4">Week8</text:span></text:span></text:p>
      <text:p text:style-name="P7"><text:span text:style-name="Source_20_Text"><text:span text:style-name="T4"/></text:span></text:p>
      <text:p text:style-name="P7"><text:span text:style-name="Source_20_Text"><text:span text:style-name="T6">DFS- start node after visiting we Have to push it into stack and then check the node is visited are not if it is not visted we will store into array or list,if it is visted then we have pop the top element.</text:span></text:span></text:p>
      <text:p text:style-name="P7"><text:span text:style-name="Source_20_Text"><text:span text:style-name="T6">-&gt;while poping the top element we have to insert the adjacent elements of the node and check visited or not and pop the top element </text:span></text:span></text:p>
      <text:p text:style-name="P8"><text:span text:style-name="Source_20_Text"><text:span text:style-name="T13"/></text:span></text:p>
      <text:p text:style-name="P26">Generate a node stack and visite an array.</text:p>
      <text:list xml:id="list2184229980" text:style-name="L1">
        <text:list-item>
          <text:p text:style-name="P32">Insert the stack's root.</text:p>
        </text:list-item>
        <text:list-item>
          <text:p text:style-name="P32">Run a loop until the stack is not empty.</text:p>
        </text:list-item>
        <text:list-item>
          <text:p text:style-name="P32">Print the element after removing it from the stack.</text:p>
        </text:list-item>
        <text:list-item>
          <text:p text:style-name="P32">Mark the current node and add it to the stack for every adjacent and unvisited node.</text:p>
        </text:list-item>
      </text:list>
      <text:p text:style-name="P11"/>
      <text:p text:style-name="P14">Graphs</text:p>
      <text:p text:style-name="P13"/>
      <text:p text:style-name="P13">two ways to store </text:p>
      <text:p text:style-name="P12"><text:span text:style-name="T14">1. </text:span><text:span text:style-name="T7">Adjacency matrix representation</text:span></text:p>
      <text:p text:style-name="P9"><text:span text:style-name="T8">2.</text:span><text:span text:style-name="T7">Adjacency list representation</text:span></text:p>
      <text:p text:style-name="P15"/>
      <text:p text:style-name="P15"/>
      <text:p text:style-name="P18">Cloud</text:p>
      <text:p text:style-name="P16">aws cloud provide 170 services like iaas,paas,saas,etc.</text:p>
      <text:p text:style-name="P16">EC2-it is a web server that allows web application to run in aws cloud.</text:p>
      <text:p text:style-name="P10"><text:span text:style-name="T9">-</text:span><text:span text:style-name="T10">&gt;</text:span><text:span text:style-name="T12">Amazon Machine Image (AMI) is</text:span><text:span text:style-name="Strong_20_Emphasis"><text:span text:style-name="T11"> </text:span></text:span><text:span text:style-name="Strong_20_Emphasis"><text:span text:style-name="T12">used to create virtual servers </text:span></text:span></text:p>
      <text:p text:style-name="P16">-&gt;elastic compute cloud- benfits you only pay for the use, have complete cntrol </text:p>
      <text:p text:style-name="P17"/>
      <text:p text:style-name="P7"><text:span text:style-name="Source_20_Text"/></text:p>
      <text:p text:style-name="P7"><text:span text:style-name="Source_20_Text"/></text:p>
      <text:p text:style-name="P4"><text:s text:c="132"/></text:p>
      <text:p text:style-name="P4"/>
      <text:p text:style-name="P19">Hashtable Impemntation:</text:p>
      <text:p text:style-name="P21">Hashtable&lt;String,Integer&gt;tablename=new Hashtable&lt;&gt;();</text:p>
      <text:p text:style-name="P21"/>
      <text:p text:style-name="P22">entrySet():<text:span text:style-name="T5"> it returns the set of Map.Entry objects . It contains key and value pairs.</text:span></text:p>
      <text:p text:style-name="P28">Returns a set veiw of mapping contained in this map.</text:p>
      <text:p text:style-name="P23">Clear():<text:span text:style-name="T5">clears all the data in the hashtable so that it contains no elements.</text:span></text:p>
      <text:p text:style-name="P24">Size(): <text:span text:style-name="T5">return the size of the elements the hashtable.</text:span></text:p>
      <text:p text:style-name="P25">Replace():<text:span text:style-name="T5">ll replaces the values.</text:span></text:p>
      <text:p text:style-name="P29"/>
      <text:p text:style-name="P20"/>
      <text:p text:style-name="P4"><text:span text:style-name="T15">FROM </text:span><text:span text:style-name="T16">openjdk</text:span><text:span text:style-name="T15">:8-</text:span><text:span text:style-name="T16">jdk</text:span><text:span text:style-name="T15">-alpine</text:span></text:p>
      <text:p text:style-name="P27"><text:span text:style-name="T15">WORKDIR /</text:span><text:span text:style-name="T16">app</text:span></text:p>
      <text:p text:style-name="P31">COPY target/my-application.jar my-application.jar</text:p>
      <text:p text:style-name="P31">EXPOSE 9090</text:p>
      <text:p text:style-name="P30">CMD ["java", "-jar", "/my-application.j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0T10:46:58.854812415</meta:creation-date>
    <dc:date>2023-04-19T18:01:15.124359058</dc:date>
    <meta:editing-duration>PT15H30M30S</meta:editing-duration>
    <meta:editing-cycles>9</meta:editing-cycles>
    <meta:generator>LibreOffice/6.4.7.2$Linux_X86_64 LibreOffice_project/40$Build-2</meta:generator>
    <meta:document-statistic meta:table-count="0" meta:image-count="0" meta:object-count="0" meta:page-count="2" meta:paragraph-count="56" meta:word-count="290" meta:character-count="2116" meta:non-whitespace-character-count="1585"/>
  </office:meta>
</office:document-meta>
</file>